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cm" fo:margin-bottom="0cm" style:contextual-spacing="false"/>
    </style:style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ttps://www.hackerrank.com/challenges/save-the-prisoner/problem</text:p>
      <text:p text:style-name="Text_20_body"/>
      <text:p text:style-name="Text_20_body">A jail has a number of prisoners and a number of treats to pass out to them. Their jailer decides the fairest way to divide the treats is to seat the prisoners around a circular table in sequentially numbered chairs. A chair number will be drawn from a hat. Beginning with the prisoner in that chair, one candy will be handed to each prisoner sequentially around the table until all have been distributed.</text:p>
      <text:p text:style-name="Text_20_body">The jailer is playing a little joke, though. The last piece of candy looks like all the others, but it tastes <text:span text:style-name="Emphasis">awful</text:span>. Determine the chair number occupied by the prisoner who will receive that candy.</text:p>
      <text:p text:style-name="Text_20_body"><text:span text:style-name="Strong_20_Emphasis">Example</text:span> </text:p>
      <text:p text:style-name="Text_20_body"><text:bookmark text:name="MathJax-Element-1-Frame"/><text:line-break/><text:bookmark text:name="MathJax-Element-2-Frame"/><text:line-break/><text:bookmark text:name="MathJax-Element-3-Frame"/>There are <text:bookmark text:name="MathJax-Element-4-Frame"/>prisoners, <text:bookmark text:name="MathJax-Element-5-Frame"/>pieces of candy and distribution starts at chair <text:bookmark text:name="MathJax-Element-6-Frame"/>. The prisoners arrange themselves in seats numbered <text:bookmark text:name="MathJax-Element-7-Frame"/>to <text:bookmark text:name="MathJax-Element-8-Frame"/>. Prisoners receive candy at positions <text:bookmark text:name="MathJax-Element-9-Frame"/>. The prisoner to be warned sits in chair number <text:bookmark text:name="MathJax-Element-10-Frame"/></text:p>
      <text:p text:style-name="Text_20_body">. </text:p>
      <text:p text:style-name="Text_20_body"><text:span text:style-name="Strong_20_Emphasis">Function Description</text:span></text:p>
      <text:p text:style-name="Text_20_body">Complete the <text:span text:style-name="Emphasis">saveThePrisoner</text:span> function in the editor below. It should return an integer representing the chair number of the prisoner to warn. </text:p>
      <text:p text:style-name="Text_20_body">saveThePrisoner has the following parameter(s): </text:p>
      <text:list text:style-name="L1">
        <text:list-item>
          <text:p text:style-name="P3"><text:span text:style-name="Emphasis">int n</text:span>: the number of prisoners </text:p>
        </text:list-item>
        <text:list-item>
          <text:p text:style-name="P3"><text:span text:style-name="Emphasis">int m</text:span>: the number of sweets </text:p>
        </text:list-item>
        <text:list-item>
          <text:p text:style-name="P2"><text:span text:style-name="Emphasis">int s</text:span>: the chair number to begin passing out sweets from </text:p>
        </text:list-item>
      </text:list>
      <text:p text:style-name="Text_20_body"><text:span text:style-name="Strong_20_Emphasis">Returns</text:span> </text:p>
      <text:list text:style-name="L2">
        <text:list-item>
          <text:p text:style-name="P4"><text:span text:style-name="Emphasis">int:</text:span> the chair number of the prisoner to warn </text:p>
        </text:list-item>
      </text:list>
      <text:p text:style-name="Text_20_body"><text:span text:style-name="Strong_20_Emphasis">Input Format</text:span></text:p>
      <text:p text:style-name="Text_20_body">The first line contains an integer, <text:bookmark text:name="MathJax-Element-1-Frame Copia 1"/></text:p>
      <text:p text:style-name="Text_20_body">, the number of test cases. <text:line-break/>The next <text:bookmark text:name="MathJax-Element-2-Frame Copia 1"/>lines each contain <text:bookmark text:name="MathJax-Element-3-Frame Copia 1"/></text:p>
      <text:p text:style-name="Text_20_body">space-separated integers: </text:p>
      <text:list text:style-name="L3">
        <text:list-item>
          <text:p text:style-name="P5"><text:bookmark text:name="MathJax-Element-4-Frame Copia 1"/></text:p>
        </text:list-item>
      </text:list>
      <text:list text:style-name="L4">
        <text:list-item>
          <text:p text:style-name="P6">: the number of prisoners </text:p>
        </text:list-item>
      </text:list>
      <text:list text:style-name="L5">
        <text:list-item>
          <text:p text:style-name="P7"><text:bookmark text:name="MathJax-Element-5-Frame Copia 1"/>: the number of sweets </text:p>
        </text:list-item>
      </text:list>
      <text:list text:style-name="L6">
        <text:list-item>
          <text:p text:style-name="P8"><text:bookmark text:name="MathJax-Element-6-Frame Copia 1"/>: the chair number to start passing out treats at </text:p>
        </text:list-item>
      </text:list>
      <text:p text:style-name="Text_20_body"><text:span text:style-name="Strong_20_Emphasis">Constraints</text:span></text:p>
      <text:list text:style-name="L7">
        <text:list-item>
          <text:p text:style-name="P9"><text:bookmark text:name="MathJax-Element-1-Frame Copia 2"/></text:p>
        </text:list-item>
      </text:list>
      <text:p text:style-name="Text_20_body"><text:bookmark text:name="MathJax-Element-4-Frame Copia 2"/><text:bookmark text:name="MathJax-Element-4-Frame Copia 3"/><text:bookmark text:name="MathJax-Element-4-Frame Copia 4"/><text:bookmark text:name="MathJax-Element-4-Frame Copia 5"/><text:bookmark text:name="MathJax-Element-4-Frame Copia 6"/><text:bookmark text:name="MathJax-Element-3-Frame Copia 2"/><text:bookmark text:name="MathJax-Element-3-Frame Copia 3"/><text:bookmark text:name="MathJax-Element-3-Frame Copia 4"/><text:bookmark text:name="MathJax-Element-3-Frame Copia 5"/><text:bookmark text:name="MathJax-Element-3-Frame Copia 6"/><text:bookmark text:name="MathJax-Element-2-Frame Copia 2"/><text:bookmark text:name="MathJax-Element-2-Frame Copia 3"/><text:bookmark text:name="MathJax-Element-2-Frame Copia 4"/><text:bookmark text:name="MathJax-Element-2-Frame Copia 5"/><text:bookmark text:name="MathJax-Element-2-Frame Copia 6"/><text:bookmark text:name="MathJax-Element-1-Frame Copia 3"/><text:bookmark text:name="MathJax-Element-1-Frame Copia 4"/><text:bookmark text:name="MathJax-Element-1-Frame Copia 5"/><text:soft-page-break/><text:span text:style-name="Strong_20_Emphasis">Sample Input 0</text:span></text:p>
      <text:p text:style-name="Preformatted_20_Text">2</text:p>
      <text:p text:style-name="Preformatted_20_Text">5 2 1</text:p>
      <text:p text:style-name="P1">5 2 2</text:p>
      <text:p text:style-name="Text_20_body"><text:span text:style-name="Strong_20_Emphasis">Sample Output 0</text:span></text:p>
      <text:p text:style-name="Preformatted_20_Text">2</text:p>
      <text:p text:style-name="P1">3</text:p>
      <text:p text:style-name="Text_20_body"><text:span text:style-name="Strong_20_Emphasis">Explanation 0</text:span></text:p>
      <text:p text:style-name="Text_20_body">In the first query, there are <text:bookmark text:name="MathJax-Element-1-Frame Copia 6"/></text:p>
      <text:p text:style-name="Text_20_body"><text:bookmark text:name="MathJax-Element-1-Frame Copia 7"/><text:bookmark text:name="MathJax-Element-1-Frame Copia 8"/>prisoners and <text:bookmark text:name="MathJax-Element-2-Frame Copia 9"/><text:bookmark text:name="MathJax-Element-2-Frame Copia 8"/><text:bookmark text:name="MathJax-Element-2-Frame Copia 7"/>sweets. Distribution starts at seat number <text:bookmark text:name="MathJax-Element-3-Frame Copia 7"/><text:bookmark text:name="MathJax-Element-3-Frame Copia 8"/><text:bookmark text:name="MathJax-Element-3-Frame Copia 9"/>. Prisoners in seats numbered <text:bookmark text:name="MathJax-Element-4-Frame Copia 7"/>and <text:bookmark text:name="MathJax-Element-5-Frame Copia 2"/>get sweets. Warn prisoner <text:bookmark text:name="MathJax-Element-6-Frame Copia 2"/></text:p>
      <text:p text:style-name="Text_20_body">. </text:p>
      <text:p text:style-name="Text_20_body">In the second query, distribution starts at seat <text:bookmark text:name="MathJax-Element-7-Frame Copia 1"/></text:p>
      <text:p text:style-name="Text_20_body">so prisoners in seats <text:bookmark text:name="MathJax-Element-8-Frame Copia 1"/>and <text:bookmark text:name="MathJax-Element-9-Frame Copia 1"/>get sweets. Warn prisoner <text:bookmark text:name="MathJax-Element-10-Frame Copia 1"/></text:p>
      <text:p text:style-name="Text_20_body">.</text:p>
      <text:p text:style-name="Text_20_body"><text:span text:style-name="Strong_20_Emphasis">Sample Input 1</text:span></text:p>
      <text:p text:style-name="Preformatted_20_Text">2</text:p>
      <text:p text:style-name="Preformatted_20_Text">7 19 2</text:p>
      <text:p text:style-name="P1">3 7 3</text:p>
      <text:p text:style-name="Text_20_body"><text:span text:style-name="Strong_20_Emphasis">Sample Output 1</text:span></text:p>
      <text:p text:style-name="Preformatted_20_Text">6</text:p>
      <text:p text:style-name="P1">3</text:p>
      <text:p text:style-name="Text_20_body"><text:span text:style-name="Strong_20_Emphasis">Explanation 1</text:span></text:p>
      <text:p text:style-name="Text_20_body">In the first test case, there are <text:bookmark text:name="MathJax-Element-1-Frame Copia 9"/></text:p>
      <text:p text:style-name="Text_20_body"><text:bookmark text:name="MathJax-Element-1-Frame Copia 10"/><text:bookmark text:name="MathJax-Element-1-Frame Copia 11"/>prisoners, <text:bookmark text:name="MathJax-Element-2-Frame Copia 11"/><text:bookmark text:name="MathJax-Element-2-Frame Copia 10"/>sweets and they are passed out starting at chair <text:bookmark text:name="MathJax-Element-3-Frame Copia 10"/><text:bookmark text:name="MathJax-Element-3-Frame Copia 11"/><text:bookmark text:name="MathJax-Element-3-Frame Copia 12"/>. The candies go all around twice and there are <text:bookmark text:name="MathJax-Element-4-Frame Copia 8"/>more candies passed to each prisoner from seat <text:bookmark text:name="MathJax-Element-5-Frame Copia 3"/>to seat <text:bookmark text:name="MathJax-Element-6-Frame Copia 3"/></text:p>
      <text:p text:style-name="Text_20_body">. </text:p>
      <text:p text:style-name="Text_20_body">In the second test case, there are <text:bookmark text:name="MathJax-Element-7-Frame Copia 2"/></text:p>
      <text:p text:style-name="Text_20_body"><text:bookmark text:name="MathJax-Element-7-Frame Copia 3"/><text:bookmark text:name="MathJax-Element-7-Frame Copia 4"/>prisoners, <text:bookmark text:name="MathJax-Element-8-Frame Copia 2"/><text:bookmark text:name="MathJax-Element-8-Frame Copia 3"/><text:bookmark text:name="MathJax-Element-8-Frame Copia 4"/>candies and they are passed out starting at seat <text:bookmark text:name="MathJax-Element-9-Frame Copia 2"/><text:bookmark text:name="MathJax-Element-9-Frame Copia 3"/><text:bookmark text:name="MathJax-Element-9-Frame Copia 4"/>. They go around twice, and there is one more to pass out to the prisoner at seat <text:bookmark text:name="MathJax-Element-10-Frame Copia 2"/>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19:13:29.576000000</meta:creation-date>
    <dc:date>2023-08-14T12:18:06.321000000</dc:date>
    <meta:editing-duration>PT49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1" meta:word-count="411" meta:character-count="2261" meta:non-whitespace-character-count="1879"/>
  </office:meta>
</office:document-meta>
</file>